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AD000001372EE1A972EC594022.eps" manifest:media-type="image/x-eps"/>
  <manifest:file-entry manifest:full-path="Pictures/20000002000001AD00000137E2727E9ADD9BD4D2.eps" manifest:media-type="image/x-eps"/>
  <manifest:file-entry manifest:full-path="Pictures/10000201000001F4000001F45174DC6AF14871BB.png" manifest:media-type="image/png"/>
  <manifest:file-entry manifest:full-path="Pictures/10000201000001F4000001F48F7C0128D5B5930B.png" manifest:media-type="image/png"/>
  <manifest:file-entry manifest:full-path="Pictures/20000002000001AD00000137155AC05D4B73A456.eps" manifest:media-type="image/x-eps"/>
  <manifest:file-entry manifest:full-path="Pictures/20000002000001A50000013C5CED9C1B427AB1E5.eps" manifest:media-type="image/x-eps"/>
  <manifest:file-entry manifest:full-path="Pictures/20000002000001AD0000013765906D08E3A52F6B.eps" manifest:media-type="image/x-eps"/>
  <manifest:file-entry manifest:full-path="Pictures/20000002000001A50000013C6EAC7390B892EEAC.eps" manifest:media-type="image/x-ep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9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673in, -0.1256in, 1.44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819in, 0in, 1.26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37in, -0.0634in, 1.431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854in" svg:y="-0.0898in" svg:width="5.3339in" svg:height="2.5945in" draw:z-index="0"><draw:image xlink:href="Pictures/10000201000001F4000001F48F7C0128D5B5930B.png" xlink:type="simple" xlink:show="embed" xlink:actuate="onLoad"/></draw:frame><draw:frame draw:style-name="fr2" draw:name="Image2" text:anchor-type="paragraph" svg:x="0.911in" svg:y="5.4063in" svg:width="5.2083in" svg:height="2.761in" draw:z-index="1"><draw:image xlink:href="Pictures/10000201000001F4000001F45174DC6AF14871BB.png" xlink:type="simple" xlink:show="embed" xlink:actuate="onLoad"/></draw:frame><draw:frame draw:style-name="fr3" draw:name="Image3" text:anchor-type="paragraph" svg:x="0.848in" svg:y="2.5043in" svg:width="5.2717in" svg:height="3.0319in" draw:z-index="2"><draw:image xlink:href="Pictures/10000201000001F4000001F48F7C0128D5B593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Image4" text:anchor-type="paragraph" svg:x="0.5043in" svg:y="4.2917in" svg:width="5.928in" svg:height="4.45in" draw:z-index="3"><draw:image xlink:href="Pictures/20000002000001AD00000137155AC05D4B73A456.eps" xlink:type="simple" xlink:show="embed" xlink:actuate="onLoad"/></draw:frame><draw:frame draw:style-name="fr5" draw:name="Image5" text:anchor-type="paragraph" svg:width="5.8472in" svg:height="4.389in" draw:z-index="4"><draw:image xlink:href="Pictures/20000002000001A50000013C5CED9C1B427AB1E5.eps" xlink:type="simple" xlink:show="embed" xlink:actuate="onLoad"/></draw:frame></text:p>
      <text:p text:style-name="Standard"><draw:frame draw:style-name="fr5" draw:name="Image6" text:anchor-type="paragraph" svg:width="5.2409in" svg:height="3.9339in" draw:z-index="5"><draw:image xlink:href="Pictures/20000002000001A50000013C6EAC7390B892EEAC.eps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6" draw:name="Image7" text:anchor-type="paragraph" svg:width="5.3035in" svg:height="3.8445in" draw:z-index="6"><draw:image xlink:href="Pictures/20000002000001AD0000013765906D08E3A52F6B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6" draw:name="Image8" text:anchor-type="paragraph" svg:width="5.6252in" svg:height="4.078in" draw:z-index="7"><draw:image xlink:href="Pictures/20000002000001AD00000137E2727E9ADD9BD4D2.eps" xlink:type="simple" xlink:show="embed" xlink:actuate="onLoad"/></draw:frame></text:p>
      <text:p text:style-name="P1"/>
      <text:p text:style-name="P1"><draw:frame draw:style-name="fr6" draw:name="Image9" text:anchor-type="paragraph" svg:width="5.7516in" svg:height="4.1693in" draw:z-index="8"><draw:image xlink:href="Pictures/20000002000001AD000001372EE1A972EC594022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58:07.146936044</meta:creation-date>
    <dc:date>2017-10-18T14:38:52.255969955</dc:date>
    <meta:editing-duration>PT17M38S</meta:editing-duration>
    <meta:editing-cycles>2</meta:editing-cycles>
    <meta:generator>LibreOffice/5.3.6.1$Linux_X86_64 LibreOffice_project/30$Build-1</meta:generator>
    <meta:print-date>2017-10-18T14:34:33.197954956</meta:print-date>
    <meta:document-statistic meta:table-count="0" meta:image-count="9" meta:object-count="0" meta:page-count="4" meta:paragraph-count="0" meta:word-count="0" meta:character-count="0" meta:non-whitespace-character-count="0"/>
  </office:meta>
</office:document-meta>
</file>